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9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font-style="normal" style:font-style-asian="normal" style:font-style-complex="normal"/>
    </style:style>
    <style:style style:name="T23" style:family="text">
      <style:text-properties style:text-position="sub 58%" style:font-name="Times New Roman1" fo:font-style="italic" style:font-style-asian="italic" style:font-style-complex="italic"/>
    </style:style>
    <style:style style:name="T24" style:family="text">
      <style:text-properties style:text-position="sub 58%" style:font-name="Times New Roman" fo:font-style="italic" style:font-style-asian="italic" style:font-style-complex="italic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font-style="normal" style:font-style-asian="normal" style:font-style-complex="normal"/>
    </style:style>
    <style:style style:name="T29" style:family="text">
      <style:text-properties style:font-name="Times New Roman" fo:background-color="transparent"/>
    </style:style>
    <style:style style:name="T3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1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CALIBRATION CERTIFICATE</text:p>
      <text:p text:style-name="P32"><text:span text:style-name="T30">Type: BDKG-</text:span><text:span text:style-name="T31">2</text:span><text:span text:style-name="T30">3/1</text:span><text:span text:style-name="T8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6">S</text:span><text:span text:style-name="T35">/</text:span><text:span text:style-name="T16">N</text:span><text:span text:style-name="T35">:__</text:span><text:span text:style-name="T36">$allSerial</text:span><text:tab/></text:p>
      <text:p text:style-name="P4"/>
      <text:p text:style-name="P3">Measurement limits: </text:p>
      <text:p text:style-name="P4">BDKG-23/1: γ 0.1 µSv/h – 100 Sv/h;</text:p>
      <text:p text:style-name="P9"/>
      <text:p text:style-name="P3">Measurement error: </text:p>
      <text:p text:style-name="P18">BDKG-23/1: ±15%</text:p>
      <text:p text:style-name="P16"/>
      <text:p text:style-name="P3">Operating conditions:</text:p>
      <text:list xml:id="list7722345775502340028" text:style-name="L1">
        <text:list-item>
          <text:p text:style-name="P40"><text:span text:style-name="T15">Air temperature<text:tab/></text:span><text:span text:style-name="T32"><text:tab/><text:tab/><text:tab/>+</text:span><text:span text:style-name="T15">$temp</text:span><text:span text:style-name="T32"> °</text:span><text:span text:style-name="T15">C</text:span></text:p>
        </text:list-item>
        <text:list-item>
          <text:p text:style-name="P40"><text:span text:style-name="T15">Atmospheric pressure<text:tab/></text:span><text:span text:style-name="T15"><text:tab/><text:tab/><text:tab/>98,5 kPa</text:span></text:p>
        </text:list-item>
        <text:list-item>
          <text:p text:style-name="P40"><text:span text:style-name="T15">Relative humidity<text:tab/><text:tab/></text:span><text:span text:style-name="T15"><text:tab/><text:tab/>$vlag %</text:span></text:p>
        </text:list-item>
        <text:list-item>
          <text:p text:style-name="P41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7">The instrument is calibrated on AT-130 standard dosimetry facility, No. 015, error ±4% (Certificate of Compliance No.</text:span></text:span><text:span text:style-name="Знак_20_примечания"><text:span text:style-name="T10"> </text:span></text:span><text:span text:style-name="Знак_20_примечания"><text:span text:style-name="T12">210-142</text:span></text:span><text:span text:style-name="Знак_20_примечания"><text:span text:style-name="T9">7</text:span></text:span><text:span text:style-name="Знак_20_примечания"><text:span text:style-name="T12">/18</text:span></text:span><text:span text:style-name="Знак_20_примечания"><text:span text:style-name="T9"> </text:span></text:span><text:span text:style-name="Знак_20_примечания"><text:span text:style-name="T7">as of 23.10.2018 </text:span></text:span><text:span text:style-name="Знак_20_примечания"><text:span text:style-name="T6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0">2</text:span></text:span><text:span text:style-name="Знак_20_примечания"><text:span text:style-name="T7">2</text:span></text:span><text:span text:style-name="Знак_20_примечания"><text:span text:style-name="T10">.10.201</text:span></text:span><text:span text:style-name="Знак_20_примечания"><text:span text:style-name="T7">8</text:span></text:span><text:span text:style-name="Знак_20_примечания"><text:span text:style-name="T10"> </text:span></text:span><text:span text:style-name="Знак_20_примечания"><text:span text:style-name="T11">issued</text:span></text:span><text:span text:style-name="Знак_20_примечания"><text:span text:style-name="T6"> by FGUP "D.I.Mendeleyev VNIIM", St.Petersburg, Russia)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3"><text:span text:style-name="T13">BDKG-23/1 (</text:span><text:span text:style-name="T17"></text:span><text:span text:style-name="T13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27">Ḣ</text:span><text:span text:style-name="T25">oi</text:span><text:span text:style-name="T33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9">Relative gamma radiation dose rate measure-ment</text:span> error</text:p>
            <text:p text:style-name="P31"><text:span text:style-name="T27">θ</text:span><text:span text:style-name="T22">пр</text:span><text:span text:style-name="T23">i</text:span>, %</text:p>
          </table:table-cell>
          <table:table-cell table:style-name="t1.B2" table:number-rows-spanned="3" office:value-type="string">
            <text:p text:style-name="P30">Confidence limit of the intrinsic <text:s/>relative error <text:span text:style-name="T28">Δ</text:span><text:span text:style-name="T24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3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9">H</text:span><text:span text:style-name="T20">1</text:span></text:p>
          </table:table-cell>
          <table:table-cell table:style-name="t1.D3" office:value-type="string">
            <text:p text:style-name="P33"><text:span text:style-name="T14">H</text:span><text:span text:style-name="T20">2</text:span></text:p>
          </table:table-cell>
          <table:table-cell table:style-name="t1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13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6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13">40</text:span> Sv/h</text:p>
          </table:table-cell>
          <table:table-cell table:style-name="t1.B13" office:value-type="string">
            <text:p text:style-name="P12">$1-3<text:span text:style-name="T13">8</text:span></text:p>
          </table:table-cell>
          <table:table-cell table:style-name="t1.B13" office:value-type="string">
            <text:p text:style-name="P12">$1-4<text:span text:style-name="T13">8</text:span></text:p>
          </table:table-cell>
          <table:table-cell table:style-name="t1.B13" office:value-type="string">
            <text:p text:style-name="P12">$1-5<text:span text:style-name="T13">8</text:span></text:p>
          </table:table-cell>
          <table:table-cell table:style-name="t1.B13" office:value-type="string">
            <text:p text:style-name="P12">$1-6<text:span text:style-name="T13">8</text:span></text:p>
          </table:table-cell>
          <table:table-cell table:style-name="t1.B13" office:value-type="string">
            <text:p text:style-name="P12">$1-7<text:span text:style-name="T13">8</text:span></text:p>
          </table:table-cell>
          <table:table-cell table:style-name="t1.B13" office:value-type="string">
            <text:p text:style-name="P12">$1-8<text:span text:style-name="T13">8</text:span></text:p>
          </table:table-cell>
          <table:table-cell table:style-name="t1.B13" office:value-type="string">
            <text:p text:style-name="P12">$1-0<text:span text:style-name="T13">8</text:span></text:p>
          </table:table-cell>
          <table:table-cell table:style-name="t1.B13" office:value-type="string">
            <text:p text:style-name="P12">$1-1<text:span text:style-name="T13">8</text:span></text:p>
          </table:table-cell>
          <table:table-cell table:style-name="t1.B13" office:value-type="string">
            <text:p text:style-name="P12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3"><text:span text:style-name="T13">BDKG-23/1 (</text:span><text:span text:style-name="T17"></text:span><text:span text:style-name="T13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6">Dose rate at check point <text:span text:style-name="T27">Ḣ</text:span><text:span text:style-name="T25">oi</text:span><text:span text:style-name="T33">(10)</text:span></text:p>
          </table:table-cell>
          <table:table-cell table:style-name="t2.B2" table:number-rows-spanned="3" office:value-type="string">
            <text:p text:style-name="P37">Radia-tion source <text:s/>number</text:p>
          </table:table-cell>
          <table:table-cell table:style-name="t2.B2" table:number-rows-spanned="3" office:value-type="string">
            <text:p text:style-name="P27">Distan-ce to source, </text:p>
            <text:p text:style-name="P28">R, сm</text:p>
          </table:table-cell>
          <table:table-cell table:style-name="t2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29">Relative gamma radiation dose rate measure-ment</text:span> error</text:p>
            <text:p text:style-name="P31"><text:span text:style-name="T27">θ</text:span><text:span text:style-name="T22">пр</text:span><text:span text:style-name="T23">i</text:span>, %</text:p>
          </table:table-cell>
          <table:table-cell table:style-name="t2.B2" table:number-rows-spanned="3" office:value-type="string">
            <text:p text:style-name="P30">Confidence limit of the intrinsic <text:s/>relative error <text:span text:style-name="T28">Δ</text:span><text:span text:style-name="T24">i</text:span>, % during calibration</text:p>
          </table:table-cell>
          <table:table-cell table:style-name="t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2.D3" table:number-columns-spanned="3" office:value-type="string">
            <text:p text:style-name="P33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9">H</text:span><text:span text:style-name="T20">1</text:span></text:p>
          </table:table-cell>
          <table:table-cell table:style-name="t2.D3" office:value-type="string">
            <text:p text:style-name="P33"><text:span text:style-name="T14">H</text:span><text:span text:style-name="T20">2</text:span></text:p>
          </table:table-cell>
          <table:table-cell table:style-name="t2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6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13">40</text:span> Sv/h</text:p>
          </table:table-cell>
          <table:table-cell table:style-name="t2.B13" office:value-type="string">
            <text:p text:style-name="P12">$<text:span text:style-name="T13">2</text:span>-3<text:span text:style-name="T13">8</text:span></text:p>
          </table:table-cell>
          <table:table-cell table:style-name="t2.B13" office:value-type="string">
            <text:p text:style-name="P12"><text:span text:style-name="T13">$2-</text:span>4<text:span text:style-name="T13">8</text:span></text:p>
          </table:table-cell>
          <table:table-cell table:style-name="t2.B13" office:value-type="string">
            <text:p text:style-name="P12"><text:span text:style-name="T13">$2-</text:span>5<text:span text:style-name="T13">8</text:span></text:p>
          </table:table-cell>
          <table:table-cell table:style-name="t2.B13" office:value-type="string">
            <text:p text:style-name="P12"><text:span text:style-name="T13">$2-</text:span>6<text:span text:style-name="T13">8</text:span></text:p>
          </table:table-cell>
          <table:table-cell table:style-name="t2.B13" office:value-type="string">
            <text:p text:style-name="P12">$<text:span text:style-name="T13">2</text:span>-7<text:span text:style-name="T13">8</text:span></text:p>
          </table:table-cell>
          <table:table-cell table:style-name="t2.B13" office:value-type="string">
            <text:p text:style-name="P12"><text:span text:style-name="T13">$2-</text:span>8<text:span text:style-name="T13">8</text:span></text:p>
          </table:table-cell>
          <table:table-cell table:style-name="t2.B13" office:value-type="string">
            <text:p text:style-name="P12"><text:span text:style-name="T13">$2-</text:span>0<text:span text:style-name="T13">8</text:span></text:p>
          </table:table-cell>
          <table:table-cell table:style-name="t2.B13" office:value-type="string">
            <text:p text:style-name="P12"><text:span text:style-name="T13">$2-</text:span>1<text:span text:style-name="T13">8</text:span></text:p>
          </table:table-cell>
          <table:table-cell table:style-name="t2.B13" office:value-type="string">
            <text:p text:style-name="P12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4"><text:span text:style-name="T13">BDKG-23/1 (</text:span><text:span text:style-name="T17"></text:span><text:span text:style-name="T13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6">Dose rate at check point <text:span text:style-name="T27">Ḣ</text:span><text:span text:style-name="T25">oi</text:span><text:span text:style-name="T33">(10)</text:span></text:p>
          </table:table-cell>
          <table:table-cell table:style-name="t3.B2" table:number-rows-spanned="3" office:value-type="string">
            <text:p text:style-name="P37">Radia-tion source <text:s/>number</text:p>
          </table:table-cell>
          <table:table-cell table:style-name="t3.B2" table:number-rows-spanned="3" office:value-type="string">
            <text:p text:style-name="P27">Distan-ce to source, </text:p>
            <text:p text:style-name="P28">R, сm</text:p>
          </table:table-cell>
          <table:table-cell table:style-name="t3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29">Relative gamma radiation dose rate measure-ment</text:span> error</text:p>
            <text:p text:style-name="P31"><text:span text:style-name="T27">θ</text:span><text:span text:style-name="T22">пр</text:span><text:span text:style-name="T23">i</text:span>, %</text:p>
          </table:table-cell>
          <table:table-cell table:style-name="t3.B2" table:number-rows-spanned="3" office:value-type="string">
            <text:p text:style-name="P30">Confidence limit of the intrinsic <text:s/>relative error <text:span text:style-name="T28">Δ</text:span><text:span text:style-name="T24">i</text:span>, % during calibration</text:p>
          </table:table-cell>
          <table:table-cell table:style-name="t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3.D3" table:number-columns-spanned="3" office:value-type="string">
            <text:p text:style-name="P33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9">H</text:span><text:span text:style-name="T20">1</text:span></text:p>
          </table:table-cell>
          <table:table-cell table:style-name="t3.D3" office:value-type="string">
            <text:p text:style-name="P33"><text:span text:style-name="T14">H</text:span><text:span text:style-name="T20">2</text:span></text:p>
          </table:table-cell>
          <table:table-cell table:style-name="t3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13">15</text:span></text:p>
          </table:table-cell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6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13">40</text:span> Sv/h</text:p>
          </table:table-cell>
          <table:table-cell table:style-name="t3.B13" office:value-type="string">
            <text:p text:style-name="P12"><text:span text:style-name="T13">$3-</text:span>3<text:span text:style-name="T13">8</text:span></text:p>
          </table:table-cell>
          <table:table-cell table:style-name="t3.B13" office:value-type="string">
            <text:p text:style-name="P12">$<text:span text:style-name="T13">3</text:span>-4<text:span text:style-name="T13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3"><text:span text:style-name="T13">BDKG-23/1 (</text:span><text:span text:style-name="T17"></text:span><text:span text:style-name="T13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6">Dose rate at check point <text:span text:style-name="T27">Ḣ</text:span><text:span text:style-name="T25">oi</text:span><text:span text:style-name="T33">(10)</text:span></text:p>
          </table:table-cell>
          <table:table-cell table:style-name="t4.B2" table:number-rows-spanned="3" office:value-type="string">
            <text:p text:style-name="P37">Radia-tion source <text:s/>number</text:p>
          </table:table-cell>
          <table:table-cell table:style-name="t4.B2" table:number-rows-spanned="3" office:value-type="string">
            <text:p text:style-name="P27">Distan-ce to source, </text:p>
            <text:p text:style-name="P28">R, сm</text:p>
          </table:table-cell>
          <table:table-cell table:style-name="t4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29">Relative gamma radiation dose rate measure-ment</text:span> error</text:p>
            <text:p text:style-name="P31"><text:span text:style-name="T27">θ</text:span><text:span text:style-name="T22">пр</text:span><text:span text:style-name="T23">i</text:span>, %</text:p>
          </table:table-cell>
          <table:table-cell table:style-name="t4.B2" table:number-rows-spanned="3" office:value-type="string">
            <text:p text:style-name="P30">Confidence limit of the intrinsic <text:s/>relative error <text:span text:style-name="T28">Δ</text:span><text:span text:style-name="T24">i</text:span>, % during calibration</text:p>
          </table:table-cell>
          <table:table-cell table:style-name="t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4.D3" table:number-columns-spanned="3" office:value-type="string">
            <text:p text:style-name="P33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9">H</text:span><text:span text:style-name="T20">1</text:span></text:p>
          </table:table-cell>
          <table:table-cell table:style-name="t4.D3" office:value-type="string">
            <text:p text:style-name="P33"><text:span text:style-name="T14">H</text:span><text:span text:style-name="T20">2</text:span></text:p>
          </table:table-cell>
          <table:table-cell table:style-name="t4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6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13">40</text:span> Sv/h</text:p>
          </table:table-cell>
          <table:table-cell table:style-name="t4.B13" office:value-type="string">
            <text:p text:style-name="P12">$<text:span text:style-name="T13">4</text:span>-3<text:span text:style-name="T13">8</text:span></text:p>
          </table:table-cell>
          <table:table-cell table:style-name="t4.B13" office:value-type="string">
            <text:p text:style-name="P12"><text:span text:style-name="T13">$4-</text:span>4<text:span text:style-name="T13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13">$4-</text:span>7<text:span text:style-name="T13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13">4</text:span>-1<text:span text:style-name="T13">8</text:span></text:p>
          </table:table-cell>
          <table:table-cell table:style-name="t4.B13" office:value-type="string">
            <text:p text:style-name="P12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3"><text:span text:style-name="T13">BDKG-23/1 (</text:span><text:span text:style-name="T17"></text:span><text:span text:style-name="T13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6">Dose rate at check point <text:span text:style-name="T27">Ḣ</text:span><text:span text:style-name="T25">oi</text:span><text:span text:style-name="T33">(10)</text:span></text:p>
          </table:table-cell>
          <table:table-cell table:style-name="t5.B2" table:number-rows-spanned="3" office:value-type="string">
            <text:p text:style-name="P37">Radia-tion source <text:s/>number</text:p>
          </table:table-cell>
          <table:table-cell table:style-name="t5.B2" table:number-rows-spanned="3" office:value-type="string">
            <text:p text:style-name="P27">Distan-ce to source, </text:p>
            <text:p text:style-name="P28">R, сm</text:p>
          </table:table-cell>
          <table:table-cell table:style-name="t5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29">Relative gamma radiation dose rate measure-ment</text:span> error</text:p>
            <text:p text:style-name="P31"><text:span text:style-name="T27">θ</text:span><text:span text:style-name="T22">пр</text:span><text:span text:style-name="T23">i</text:span>, %</text:p>
          </table:table-cell>
          <table:table-cell table:style-name="t5.B2" table:number-rows-spanned="3" office:value-type="string">
            <text:p text:style-name="P30">Confidence limit of the intrinsic <text:s/>relative error <text:span text:style-name="T28">Δ</text:span><text:span text:style-name="T24">i</text:span>, % during calibration</text:p>
          </table:table-cell>
          <table:table-cell table:style-name="t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5.D3" table:number-columns-spanned="3" office:value-type="string">
            <text:p text:style-name="P33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9">H</text:span><text:span text:style-name="T20">1</text:span></text:p>
          </table:table-cell>
          <table:table-cell table:style-name="t5.D3" office:value-type="string">
            <text:p text:style-name="P33"><text:span text:style-name="T14">H</text:span><text:span text:style-name="T20">2</text:span></text:p>
          </table:table-cell>
          <table:table-cell table:style-name="t5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6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13">40</text:span> Sv/h</text:p>
          </table:table-cell>
          <table:table-cell table:style-name="t5.B13" office:value-type="string">
            <text:p text:style-name="P12">$<text:span text:style-name="T13">5</text:span>-3<text:span text:style-name="T13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13">5</text:span>-7<text:span text:style-name="T13">8</text:span></text:p>
          </table:table-cell>
          <table:table-cell table:style-name="t5.B13" office:value-type="string">
            <text:p text:style-name="P12">$<text:span text:style-name="T13">5</text:span>-8<text:span text:style-name="T13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3"><text:span text:style-name="T13">BDKG-23/1 (</text:span><text:span text:style-name="T17"></text:span><text:span text:style-name="T13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6">Dose rate at check point <text:span text:style-name="T27">Ḣ</text:span><text:span text:style-name="T25">oi</text:span><text:span text:style-name="T33">(10)</text:span></text:p>
          </table:table-cell>
          <table:table-cell table:style-name="t6.B2" table:number-rows-spanned="3" office:value-type="string">
            <text:p text:style-name="P37">Radia-tion source <text:s/>number</text:p>
          </table:table-cell>
          <table:table-cell table:style-name="t6.B2" table:number-rows-spanned="3" office:value-type="string">
            <text:p text:style-name="P27">Distan-ce to source, </text:p>
            <text:p text:style-name="P28">R, сm</text:p>
          </table:table-cell>
          <table:table-cell table:style-name="t6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29">Relative gamma radiation dose rate measure-ment</text:span> error</text:p>
            <text:p text:style-name="P31"><text:span text:style-name="T27">θ</text:span><text:span text:style-name="T22">пр</text:span><text:span text:style-name="T23">i</text:span>, %</text:p>
          </table:table-cell>
          <table:table-cell table:style-name="t6.B2" table:number-rows-spanned="3" office:value-type="string">
            <text:p text:style-name="P30">Confidence limit of the intrinsic <text:s/>relative error <text:span text:style-name="T28">Δ</text:span><text:span text:style-name="T24">i</text:span>, % during calibration</text:p>
          </table:table-cell>
          <table:table-cell table:style-name="t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6.D3" table:number-columns-spanned="3" office:value-type="string">
            <text:p text:style-name="P33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9">H</text:span><text:span text:style-name="T20">1</text:span></text:p>
          </table:table-cell>
          <table:table-cell table:style-name="t6.D3" office:value-type="string">
            <text:p text:style-name="P33"><text:span text:style-name="T14">H</text:span><text:span text:style-name="T20">2</text:span></text:p>
          </table:table-cell>
          <table:table-cell table:style-name="t6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6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13">40</text:span> Sv/h</text:p>
          </table:table-cell>
          <table:table-cell table:style-name="t6.B13" office:value-type="string">
            <text:p text:style-name="P12"><text:span text:style-name="T13">$6-</text:span>3<text:span text:style-name="T13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13">$6-</text:span>5<text:span text:style-name="T13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13">$6-</text:span>1<text:span text:style-name="T13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3"><text:span text:style-name="T13">BDKG-23/1 (</text:span><text:span text:style-name="T17"></text:span><text:span text:style-name="T13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6">Dose rate at check point <text:span text:style-name="T27">Ḣ</text:span><text:span text:style-name="T25">oi</text:span><text:span text:style-name="T33">(10)</text:span></text:p>
          </table:table-cell>
          <table:table-cell table:style-name="t7.B2" table:number-rows-spanned="3" office:value-type="string">
            <text:p text:style-name="P37">Radia-tion source <text:s/>number</text:p>
          </table:table-cell>
          <table:table-cell table:style-name="t7.B2" table:number-rows-spanned="3" office:value-type="string">
            <text:p text:style-name="P27">Distan-ce to source, </text:p>
            <text:p text:style-name="P28">R, сm</text:p>
          </table:table-cell>
          <table:table-cell table:style-name="t7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29">Relative gamma radiation dose rate measure-ment</text:span> error</text:p>
            <text:p text:style-name="P31"><text:span text:style-name="T27">θ</text:span><text:span text:style-name="T22">пр</text:span><text:span text:style-name="T23">i</text:span>, %</text:p>
          </table:table-cell>
          <table:table-cell table:style-name="t7.B2" table:number-rows-spanned="3" office:value-type="string">
            <text:p text:style-name="P30">Confidence limit of the intrinsic <text:s/>relative error <text:span text:style-name="T28">Δ</text:span><text:span text:style-name="T24">i</text:span>, % during calibration</text:p>
          </table:table-cell>
          <table:table-cell table:style-name="t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7.D3" table:number-columns-spanned="3" office:value-type="string">
            <text:p text:style-name="P33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9">H</text:span><text:span text:style-name="T20">1</text:span></text:p>
          </table:table-cell>
          <table:table-cell table:style-name="t7.D3" office:value-type="string">
            <text:p text:style-name="P33"><text:span text:style-name="T14">H</text:span><text:span text:style-name="T20">2</text:span></text:p>
          </table:table-cell>
          <table:table-cell table:style-name="t7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6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13">40</text:span> Sv/h</text:p>
          </table:table-cell>
          <table:table-cell table:style-name="t7.B13" office:value-type="string">
            <text:p text:style-name="P12"><text:span text:style-name="T13">$7-</text:span>3<text:span text:style-name="T13">8</text:span></text:p>
          </table:table-cell>
          <table:table-cell table:style-name="t7.B13" office:value-type="string">
            <text:p text:style-name="P12">$<text:span text:style-name="T13">7</text:span>-4<text:span text:style-name="T13">8</text:span></text:p>
          </table:table-cell>
          <table:table-cell table:style-name="t7.B13" office:value-type="string">
            <text:p text:style-name="P12">$<text:span text:style-name="T13">7</text:span>-5<text:span text:style-name="T13">8</text:span></text:p>
          </table:table-cell>
          <table:table-cell table:style-name="t7.B13" office:value-type="string">
            <text:p text:style-name="P12"><text:span text:style-name="T13">$7-</text:span>6<text:span text:style-name="T13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13">$7-</text:span>8<text:span text:style-name="T13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3"><text:span text:style-name="T13">BDKG-23/1 (</text:span><text:span text:style-name="T17"></text:span><text:span text:style-name="T13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6">Dose rate at check point <text:span text:style-name="T27">Ḣ</text:span><text:span text:style-name="T25">oi</text:span><text:span text:style-name="T33">(10)</text:span></text:p>
          </table:table-cell>
          <table:table-cell table:style-name="t8.B2" table:number-rows-spanned="3" office:value-type="string">
            <text:p text:style-name="P37">Radia-tion source <text:s/>number</text:p>
          </table:table-cell>
          <table:table-cell table:style-name="t8.B2" table:number-rows-spanned="3" office:value-type="string">
            <text:p text:style-name="P27">Distan-ce to source, </text:p>
            <text:p text:style-name="P28">R, сm</text:p>
          </table:table-cell>
          <table:table-cell table:style-name="t8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29">Relative gamma radiation dose rate measure-ment</text:span> error</text:p>
            <text:p text:style-name="P31"><text:span text:style-name="T27">θ</text:span><text:span text:style-name="T22">пр</text:span><text:span text:style-name="T23">i</text:span>, %</text:p>
          </table:table-cell>
          <table:table-cell table:style-name="t8.B2" table:number-rows-spanned="3" office:value-type="string">
            <text:p text:style-name="P30">Confidence limit of the intrinsic <text:s/>relative error <text:span text:style-name="T28">Δ</text:span><text:span text:style-name="T24">i</text:span>, % during calibration</text:p>
          </table:table-cell>
          <table:table-cell table:style-name="t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8.D3" table:number-columns-spanned="3" office:value-type="string">
            <text:p text:style-name="P33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9">H</text:span><text:span text:style-name="T20">1</text:span></text:p>
          </table:table-cell>
          <table:table-cell table:style-name="t8.D3" office:value-type="string">
            <text:p text:style-name="P33"><text:span text:style-name="T14">H</text:span><text:span text:style-name="T20">2</text:span></text:p>
          </table:table-cell>
          <table:table-cell table:style-name="t8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6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13">40</text:span> Sv/h</text:p>
          </table:table-cell>
          <table:table-cell table:style-name="t8.B13" office:value-type="string">
            <text:p text:style-name="P12"><text:span text:style-name="T13">$8-</text:span>3<text:span text:style-name="T13">8</text:span></text:p>
          </table:table-cell>
          <table:table-cell table:style-name="t8.B13" office:value-type="string">
            <text:p text:style-name="P12">$<text:span text:style-name="T13">8</text:span>-4<text:span text:style-name="T13">8</text:span></text:p>
          </table:table-cell>
          <table:table-cell table:style-name="t8.B13" office:value-type="string">
            <text:p text:style-name="P12">$<text:span text:style-name="T13">8</text:span>-5<text:span text:style-name="T13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13">8</text:span>-0<text:span text:style-name="T13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3"><text:span text:style-name="T13">BDKG-23/1 (</text:span><text:span text:style-name="T17"></text:span><text:span text:style-name="T13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6">Dose rate at check point <text:span text:style-name="T27">Ḣ</text:span><text:span text:style-name="T25">oi</text:span><text:span text:style-name="T33">(10)</text:span></text:p>
          </table:table-cell>
          <table:table-cell table:style-name="t9.B2" table:number-rows-spanned="3" office:value-type="string">
            <text:p text:style-name="P37">Radia-tion source <text:s/>number</text:p>
          </table:table-cell>
          <table:table-cell table:style-name="t9.B2" table:number-rows-spanned="3" office:value-type="string">
            <text:p text:style-name="P27">Distan-ce to source, </text:p>
            <text:p text:style-name="P28">R, сm</text:p>
          </table:table-cell>
          <table:table-cell table:style-name="t9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29">Relative gamma radiation dose rate measure-ment</text:span> error</text:p>
            <text:p text:style-name="P31"><text:span text:style-name="T27">θ</text:span><text:span text:style-name="T22">пр</text:span><text:span text:style-name="T23">i</text:span>, %</text:p>
          </table:table-cell>
          <table:table-cell table:style-name="t9.B2" table:number-rows-spanned="3" office:value-type="string">
            <text:p text:style-name="P30">Confidence limit of the intrinsic <text:s/>relative error <text:span text:style-name="T28">Δ</text:span><text:span text:style-name="T24">i</text:span>, % during calibration</text:p>
          </table:table-cell>
          <table:table-cell table:style-name="t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9.D3" table:number-columns-spanned="3" office:value-type="string">
            <text:p text:style-name="P33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9">H</text:span><text:span text:style-name="T20">1</text:span></text:p>
          </table:table-cell>
          <table:table-cell table:style-name="t9.D3" office:value-type="string">
            <text:p text:style-name="P33"><text:span text:style-name="T14">H</text:span><text:span text:style-name="T20">2</text:span></text:p>
          </table:table-cell>
          <table:table-cell table:style-name="t9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6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13">40</text:span> Sv/h</text:p>
          </table:table-cell>
          <table:table-cell table:style-name="t9.B13" office:value-type="string">
            <text:p text:style-name="P12">$<text:span text:style-name="T13">9</text:span>-3<text:span text:style-name="T13">8</text:span></text:p>
          </table:table-cell>
          <table:table-cell table:style-name="t9.B13" office:value-type="string">
            <text:p text:style-name="P12">$<text:span text:style-name="T13">9</text:span>-4<text:span text:style-name="T13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3"><text:span text:style-name="T13">BDKG-23/1 (</text:span><text:span text:style-name="T17"></text:span><text:span text:style-name="T13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6">Dose rate at check point <text:span text:style-name="T27">Ḣ</text:span><text:span text:style-name="T25">oi</text:span><text:span text:style-name="T33">(10)</text:span></text:p>
          </table:table-cell>
          <table:table-cell table:style-name="t10.B2" table:number-rows-spanned="3" office:value-type="string">
            <text:p text:style-name="P37">Radia-tion source <text:s/>number</text:p>
          </table:table-cell>
          <table:table-cell table:style-name="t10.B2" table:number-rows-spanned="3" office:value-type="string">
            <text:p text:style-name="P27">Distan-ce to source, </text:p>
            <text:p text:style-name="P28">R, сm</text:p>
          </table:table-cell>
          <table:table-cell table:style-name="t10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29">Relative gamma radiation dose rate measure-ment</text:span> error</text:p>
            <text:p text:style-name="P31"><text:span text:style-name="T27">θ</text:span><text:span text:style-name="T22">пр</text:span><text:span text:style-name="T23">i</text:span>, %</text:p>
          </table:table-cell>
          <table:table-cell table:style-name="t10.B2" table:number-rows-spanned="3" office:value-type="string">
            <text:p text:style-name="P30">Confidence limit of the intrinsic <text:s/>relative error <text:span text:style-name="T28">Δ</text:span><text:span text:style-name="T24">i</text:span>, % during calibration</text:p>
          </table:table-cell>
          <table:table-cell table:style-name="t1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0.D3" table:number-columns-spanned="3" office:value-type="string">
            <text:p text:style-name="P33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9">H</text:span><text:span text:style-name="T20">1</text:span></text:p>
          </table:table-cell>
          <table:table-cell table:style-name="t10.D3" office:value-type="string">
            <text:p text:style-name="P33"><text:span text:style-name="T14">H</text:span><text:span text:style-name="T20">2</text:span></text:p>
          </table:table-cell>
          <table:table-cell table:style-name="t10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6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13">40</text:span> Sv/h</text:p>
          </table:table-cell>
          <table:table-cell table:style-name="t10.B13" office:value-type="string">
            <text:p text:style-name="P12">$1<text:span text:style-name="T13">0</text:span>-3<text:span text:style-name="T13">8</text:span></text:p>
          </table:table-cell>
          <table:table-cell table:style-name="t10.B13" office:value-type="string">
            <text:p text:style-name="P12">$1<text:span text:style-name="T13">0</text:span>-4<text:span text:style-name="T13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13">0</text:span>-2<text:span text:style-name="T13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/1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19T16:38:23.55</dc:date>
    <meta:print-date>2019-04-03T15:18:00</meta:print-date>
    <meta:editing-cycles>133</meta:editing-cycles>
    <meta:editing-duration>PT10H28M56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92" meta:character-count="9747"/>
  </office:meta>
</office:document-meta>
</file>